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24CCFF4F1DE.png"/>
  <manifest:file-entry manifest:media-type="image/png" manifest:full-path="Pictures/10000201000000E900000091CAA4071D.png"/>
  <manifest:file-entry manifest:media-type="image/png" manifest:full-path="Pictures/1000000000000312000001DBE95788CC.png"/>
  <manifest:file-entry manifest:media-type="image/png" manifest:full-path="Pictures/10000201000001B9000001213FB27A05.png"/>
  <manifest:file-entry manifest:media-type="image/svg+xml" manifest:full-path="Pictures/100004DC0000181200000F08E6EAC8A0.svg"/>
  <manifest:file-entry manifest:media-type="image/png" manifest:full-path="Pictures/100000000000032000000320904A34C0.png"/>
  <manifest:file-entry manifest:media-type="image/png" manifest:full-path="Pictures/10000000000003E8000003E8FFD904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99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cm, 11.455cm, 0cm, 0cm)" draw:image-opacity="100%" style:mirror="horizontal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428cm" svg:height="1.675cm" svg:x="32.115cm" svg:y="4.151cm">
          <text:p text:style-name="P1"><text:span text:style-name="T1">GPS</text:span></text:p>
        </draw:rect>
        <draw:rect draw:style-name="gr1" draw:text-style-name="P2" xml:id="id3" draw:id="id3" draw:layer="layout" svg:width="3.085cm" svg:height="1.675cm" svg:x="26.545cm" svg:y="9.819cm">
          <text:p text:style-name="P1"><text:span text:style-name="T1">Arduino </text:span></text:p>
          <text:p text:style-name="P1"><text:span text:style-name="T1">Duo</text:span></text:p>
        </draw:rect>
        <draw:rect draw:style-name="gr1" draw:text-style-name="P2" xml:id="id4" draw:id="id4" draw:layer="layout" svg:width="2.428cm" svg:height="1.675cm" svg:x="22.121cm" svg:y="9.819cm">
          <text:p text:style-name="P1"><text:span text:style-name="T1">Wifi</text:span></text:p>
          <text:p text:style-name="P1"><text:span text:style-name="T1">(host)</text:span></text:p>
        </draw:rect>
        <draw:circle draw:style-name="gr1" draw:text-style-name="P3" draw:layer="layout" svg:width="1.842cm" svg:height="1.842cm" svg:x="27.997cm" svg:y="13.001cm">
          <text:p text:style-name="P1"><text:span text:style-name="T2">Servo </text:span></text:p>
          <text:p text:style-name="P1"><text:span text:style-name="T2">(pan)</text:span></text:p>
        </draw:circle>
        <draw:circle draw:style-name="gr1" draw:text-style-name="P3" draw:layer="layout" svg:width="1.842cm" svg:height="1.842cm" svg:x="25.736cm" svg:y="13.001cm">
          <text:p text:style-name="P1"><text:span text:style-name="T2">Servo </text:span></text:p>
          <text:p text:style-name="P1"><text:span text:style-name="T2">(tilt)</text:span></text:p>
        </draw:circle>
        <draw:connector draw:style-name="gr2" draw:text-style-name="P1" draw:layer="layout" svg:x1="33.329cm" svg:y1="5.826cm" svg:x2="30.056cm" svg:y2="7.024cm" draw:start-shape="id1" draw:start-glue-point="2" draw:end-shape="id2" draw:end-glue-point="1" svg:d="M33329 5826v1198h-3273">
          <text:p/>
        </draw:connector>
        <draw:connector draw:style-name="gr2" draw:text-style-name="P1" draw:layer="layout" svg:x1="28.087cm" svg:y1="8.993cm" svg:x2="28.087cm" svg:y2="9.819cm" draw:start-shape="id2" draw:end-shape="id3" draw:end-glue-point="0" svg:d="M28087 8993v826">
          <text:p/>
        </draw:connector>
        <draw:connector draw:style-name="gr3" draw:text-style-name="P1" draw:layer="layout" draw:type="line" svg:x1="24.549cm" svg:y1="10.656cm" svg:x2="26.545cm" svg:y2="10.656cm" draw:start-shape="id4" draw:start-glue-point="1" draw:end-shape="id3" draw:end-glue-point="3" svg:d="M24549 10656h1996">
          <text:p/>
        </draw:connector>
        <draw:frame draw:style-name="gr4" draw:text-style-name="P1" draw:layer="layout" svg:width="4.435cm" svg:height="1.824cm" svg:x="15.651cm" svg:y="9.763cm">
          <draw:image xlink:href="Pictures/10000201000000E900000091CAA4071D.png" xlink:type="simple" xlink:show="embed" xlink:actuate="onLoad"/>
          <draw:image xlink:href="Pictures/100004DC0000181200000F08E6EAC8A0.svg" xlink:type="simple" xlink:show="embed" xlink:actuate="onLoad">
            <text:p/>
          </draw:image>
        </draw:frame>
        <draw:frame draw:style-name="gr4" draw:text-style-name="P1" draw:layer="layout" svg:width="10.033cm" svg:height="6.223cm" svg:x="5.572cm" svg:y="7.604cm">
          <draw:image xlink:href="Pictures/10000201000001B9000001213FB27A05.png" xlink:type="simple" xlink:show="embed" xlink:actuate="onLoad">
            <text:p/>
          </draw:image>
        </draw:frame>
        <draw:frame draw:style-name="gr4" draw:text-style-name="P1" draw:layer="layout" svg:width="5.842cm" svg:height="3.937cm" svg:x="7.65cm" svg:y="8.031cm">
          <draw:image xlink:href="Pictures/10000000000004000000024CCFF4F1DE.png" xlink:type="simple" xlink:show="embed" xlink:actuate="onLoad">
            <text:p/>
          </draw:image>
        </draw:frame>
        <draw:frame draw:style-name="gr5" draw:layer="layout" svg:width="6.141cm" svg:height="0.963cm" svg:x="14.889cm" svg:y="8.412cm">
          <draw:text-box>
            <text:p>Real-time GPS data</text:p>
          </draw:text-box>
        </draw:frame>
        <draw:frame draw:style-name="gr4" draw:text-style-name="P1" draw:layer="layout" svg:width="3.984cm" svg:height="3.438cm" svg:x="35.497cm" svg:y="9.246cm">
          <draw:image xlink:href="Pictures/10000000000003E8000003E8FFD90402.png" xlink:type="simple" xlink:show="embed" xlink:actuate="onLoad">
            <text:p/>
          </draw:image>
        </draw:frame>
        <draw:frame draw:style-name="gr6" draw:layer="layout" svg:width="5.154cm" svg:height="0.963cm" svg:x="25.511cm" svg:y="3.032cm">
          <draw:text-box>
            <text:p>Antenna Tracker</text:p>
          </draw:text-box>
        </draw:frame>
        <draw:rect draw:style-name="gr1" draw:text-style-name="P3" draw:layer="layout" svg:width="1.842cm" svg:height="1.34cm" svg:x="32.786cm" svg:y="11.996cm">
          <text:p text:style-name="P1"><text:span text:style-name="T2">BEC</text:span></text:p>
        </draw:rect>
        <draw:line draw:style-name="gr7" draw:text-style-name="P1" draw:layer="layout" svg:x1="32.75cm" svg:y1="12.43cm" svg:x2="26.527cm" svg:y2="12.43cm">
          <text:p/>
        </draw:line>
        <draw:line draw:style-name="gr8" draw:text-style-name="P1" draw:layer="layout" svg:x1="32.75cm" svg:y1="12.684cm" svg:x2="26.781cm" svg:y2="12.684cm">
          <text:p/>
        </draw:line>
        <draw:line draw:style-name="gr7" draw:text-style-name="P1" draw:layer="layout" svg:x1="26.527cm" svg:y1="13.065cm" svg:x2="26.527cm" svg:y2="12.43cm">
          <text:p/>
        </draw:line>
        <draw:line draw:style-name="gr8" draw:text-style-name="P1" draw:layer="layout" svg:x1="26.781cm" svg:y1="13.065cm" svg:x2="26.782cm" svg:y2="12.684cm">
          <text:p/>
        </draw:line>
        <draw:line draw:style-name="gr8" draw:text-style-name="P1" draw:layer="layout" svg:x1="28.813cm" svg:y1="13.065cm" svg:x2="28.814cm" svg:y2="12.684cm">
          <text:p/>
        </draw:line>
        <draw:line draw:style-name="gr7" draw:text-style-name="P1" draw:layer="layout" svg:x1="28.559cm" svg:y1="13.065cm" svg:x2="28.559cm" svg:y2="12.43cm">
          <text:p/>
        </draw:line>
        <draw:line draw:style-name="gr9" draw:text-style-name="P1" draw:layer="layout" svg:x1="27.162cm" svg:y1="13.192cm" svg:x2="27.162cm" svg:y2="11.541cm">
          <text:p/>
        </draw:line>
        <draw:line draw:style-name="gr9" draw:text-style-name="P1" draw:layer="layout" svg:x1="29.067cm" svg:y1="13.065cm" svg:x2="29.067cm" svg:y2="11.541cm">
          <text:p/>
        </draw:line>
        <draw:line draw:style-name="gr7" draw:text-style-name="P1" draw:layer="layout" svg:x1="35.798cm" svg:y1="10.525cm" svg:x2="29.575cm" svg:y2="10.525cm">
          <text:p/>
        </draw:line>
        <draw:line draw:style-name="gr8" draw:text-style-name="P1" draw:layer="layout" svg:x1="35.798cm" svg:y1="10.779cm" svg:x2="29.575cm" svg:y2="10.779cm">
          <text:p/>
        </draw:line>
        <draw:line draw:style-name="gr8" draw:text-style-name="P1" draw:layer="layout" svg:x1="33.766cm" svg:y1="12.022cm" svg:x2="33.766cm" svg:y2="10.779cm">
          <text:p/>
        </draw:line>
        <draw:line draw:style-name="gr7" draw:text-style-name="P1" draw:layer="layout" svg:x1="33.512cm" svg:y1="12.022cm" svg:x2="33.512cm" svg:y2="10.525cm">
          <text:p/>
        </draw:line>
        <draw:frame draw:style-name="gr10" draw:text-style-name="P1" draw:layer="layout" svg:width="4.614cm" svg:height="4.953cm" svg:x="3.244cm" svg:y="1.889cm">
          <draw:image xlink:href="Pictures/1000000000000312000001DBE95788CC.png" xlink:type="simple" xlink:show="embed" xlink:actuate="onLoad">
            <text:p/>
          </draw:image>
        </draw:frame>
        <draw:frame draw:style-name="gr4" draw:text-style-name="P1" draw:layer="layout" svg:width="4.002cm" svg:height="1.462cm" draw:transform="rotate (1.5707963267946) translate (4.556cm 11.287cm)">
          <draw:image xlink:href="Pictures/10000201000000E900000091CAA4071D.png" xlink:type="simple" xlink:show="embed" xlink:actuate="onLoad"/>
          <draw:image xlink:href="Pictures/100004DC0000181200000F08E6EAC8A0.svg" xlink:type="simple" xlink:show="embed" xlink:actuate="onLoad">
            <text:p/>
          </draw:image>
        </draw:frame>
        <draw:frame draw:style-name="gr11" draw:text-style-name="P1" xml:id="id2" draw:id="id2" draw:layer="layout" svg:width="3.937cm" svg:height="3.937cm" svg:x="26.119cm" svg:y="5.056cm">
          <draw:image xlink:href="Pictures/100000000000032000000320904A34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itan Menahem</meta:initial-creator>
    <meta:creation-date>2017-12-29T10:27:38.73</meta:creation-date>
    <dc:date>2018-09-11T21:25:52.12</dc:date>
    <dc:creator>Eitan Menahem</dc:creator>
    <meta:editing-duration>PT26M26S</meta:editing-duration>
    <meta:editing-cycles>9</meta:editing-cycles>
    <meta:generator>OpenOffice/4.1.2$Win32 OpenOffice.org_project/412m3$Build-9782</meta:generator>
    <meta:document-statistic meta:object-count="30"/>
  </office:meta>
</office:document-meta>
</file>